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28.73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069a2e" fo:font-size="56pt" style:font-size-asian="56pt" style:font-size-complex="5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color="#069a2e" fo:font-size="56pt" style:font-size-asian="56pt" style:font-size-complex="56pt"/>
    </style:style>
    <style:style style:name="T3" style:family="text">
      <style:text-properties fo:font-size="52pt" style:font-size-asian="52pt" style:font-size-complex="52pt"/>
    </style:style>
    <style:style style:name="T4" style:family="text">
      <style:text-properties fo:font-size="30pt" style:font-size-asian="52pt" style:font-size-complex="52pt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Liberation Sans" fo:font-size="6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4.735cm" svg:x="0.5cm" svg:y="0.03cm" presentation:class="title" presentation:user-transformed="true">
          <draw:text-box>
            <text:p><text:span text:style-name="T1">REMINDER:</text:span><text:span text:style-name="T2"> PASKO, ATBP</text:span></text:p>
          </draw:text-box>
        </draw:frame>
        <draw:frame presentation:style-name="pr2" draw:text-style-name="P3" draw:layer="layout" svg:width="25.94cm" svg:height="28.731cm" svg:x="1cm" svg:y="-3.077cm">
          <draw:text-box>
            <text:p><text:span text:style-name="T3"/></text:p>
            <text:p><text:span text:style-name="T3">THE MARIKINA ORTHOPEDIC SPECIALTY CLINIC (MOSC): </text:span></text:p>
            <text:p><text:span text:style-name="T4"/></text:p>
            <text:p text:style-name="P2"><text:span text:style-name="T5">CLOSED:</text:span></text:p>
            <text:p text:style-name="P2"><text:span text:style-name="T6"/></text:p>
            <text:p text:style-name="P2"><text:span text:style-name="T7">DEC 24 (SAT), 25 (SUN), 30 (FRI), 31 (SAT), 2022;</text:span></text:p>
            <text:p text:style-name="P2"><text:span text:style-name="T7">JAN 1 (SUN), 2023</text:span><text:span text:style-name="T5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2-12-19T14:02:26.502699181</dc:date>
    <meta:editing-duration>PT1H12M35S</meta:editing-duration>
    <meta:editing-cycles>47</meta:editing-cycles>
    <meta:generator>LibreOffice/6.4.2.2$Linux_X86_64 LibreOffice_project/40$Build-2</meta:generator>
    <meta:document-statistic meta:object-count="25"/>
  </office:meta>
</office:document-meta>
</file>